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4.25pt" officeooo:rsid="000c7750" officeooo:paragraph-rsid="000c7750"/>
    </style:style>
    <style:style style:name="P2" style:family="paragraph" style:parent-style-name="Standard">
      <style:text-properties style:font-name="Times New Roman" fo:font-size="12pt" officeooo:rsid="000c7750" officeooo:paragraph-rsid="000c7750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c7750" style:font-size-asian="12pt" style:font-size-complex="12pt"/>
    </style:style>
    <style:style style:name="T1" style:family="text">
      <style:text-properties officeooo:rsid="000c7750"/>
    </style:style>
    <style:style style:name="T2" style:family="text">
      <style:text-properties officeooo:rsid="000c89a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pgift A: Konstruera reguljära uttryck för givna reguljära språk</text:p>
      <text:p text:style-name="P2"/>
      <text:p text:style-name="P3"><text:span text:style-name="T1">A1. </text:span>abb(aa)*</text:p>
      <text:p text:style-name="P2">A2. <text:span text:style-name="T2">(a|bb)*(a|bb)$</text:span></text:p>
      <text:p text:style-name="P2">A3. ^[A-Za-z]*([AaEeIiOoUuYy]{2})([A-Za-z]*)([LlYy]{2}|[IiNnGg]{3})$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9:12:58.609613413</meta:creation-date>
    <meta:editing-duration>P4DT23H21M17S</meta:editing-duration>
    <meta:editing-cycles>2</meta:editing-cycles>
    <meta:generator>LibreOffice/6.4.4.2$Linux_X86_64 LibreOffice_project/40$Build-2</meta:generator>
    <dc:date>2020-08-18T18:44:23.561515513</dc:date>
    <meta:document-statistic meta:table-count="0" meta:image-count="0" meta:object-count="0" meta:page-count="1" meta:paragraph-count="4" meta:word-count="15" meta:character-count="163" meta:non-whitespace-character-count="152"/>
  </office:meta>
</office:document-meta>
</file>